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fo:font-weight="bold" style:font-weight-asian="bold" style:font-weight-complex="bold"/>
    </style:style>
    <style:style style:name="P2" style:family="paragraph" style:parent-style-name="Standard">
      <style:text-properties fo:language="en" fo:country="GB" fo:font-weight="normal" style:font-weight-asian="normal" style:font-weight-complex="normal"/>
    </style:style>
    <style:style style:name="P3" style:family="paragraph" style:parent-style-name="Standard">
      <style:paragraph-properties fo:text-align="justify" style:justify-single-word="false"/>
      <style:text-properties fo:language="en" fo:country="GB" fo:font-weight="normal" style:font-weight-asian="normal" style:font-weight-complex="normal"/>
    </style:style>
    <style:style style:name="P4" style:family="paragraph" style:parent-style-name="Text_20_body">
      <style:text-properties fo:language="en" fo:country="GB" fo:font-weight="bold" style:font-weight-asian="bold" style:font-weight-complex="bold"/>
    </style:style>
    <style:style style:name="P5" style:family="paragraph" style:parent-style-name="Text_20_body">
      <style:text-properties fo:language="en" fo:country="GB" fo:font-weight="normal" style:font-weight-asian="normal" style:font-weight-complex="normal"/>
    </style:style>
    <style:style style:name="P6" style:family="paragraph" style:parent-style-name="Standard" style:list-style-name="L1">
      <style:text-properties fo:language="en" fo:country="GB" fo:font-weight="bold" style:font-weight-asian="bold" style:font-weight-complex="bold"/>
    </style:style>
    <style:style style:name="P7" style:family="paragraph" style:parent-style-name="Standard" style:list-style-name="L3">
      <style:text-properties fo:language="en" fo:country="GB" fo:font-weight="bold" style:font-weight-asian="bold" style:font-weight-complex="bold"/>
    </style:style>
    <style:style style:name="P8" style:family="paragraph" style:parent-style-name="Standard" style:list-style-name="L2">
      <style:text-properties fo:language="en" fo:country="GB"/>
    </style:style>
    <style:style style:name="P9" style:family="paragraph" style:parent-style-name="Standard">
      <style:text-properties fo:language="en" fo:country="GB" fo:font-weight="normal" style:font-weight-asian="normal" style:font-weight-complex="normal"/>
    </style:style>
    <style:style style:name="P10" style:family="paragraph" style:parent-style-name="Standard" style:list-style-name="L2">
      <style:text-properties fo:language="en" fo:country="GB" fo:font-weight="normal" style:font-weight-asian="normal" style:font-weight-complex="normal"/>
    </style:style>
    <style:style style:name="P11" style:family="paragraph" style:parent-style-name="Standard" style:list-style-name="L3">
      <style:text-properties fo:language="en" fo:country="GB" fo:font-weight="normal" style:font-weight-asian="normal" style:font-weight-complex="normal"/>
    </style:style>
    <style:style style:name="P12" style:family="paragraph" style:parent-style-name="Text_20_body">
      <style:text-properties fo:language="en" fo:country="GB"/>
    </style:style>
    <style:style style:name="P13" style:family="paragraph" style:parent-style-name="Text_20_body" style:list-style-name="L3">
      <style:text-properties fo:language="en" fo:country="GB"/>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04564895391578391" text:style-name="L1">
        <text:list-item>
          <text:p text:style-name="P6">As a recent Fellow in a Humanity in Action program reflected on the following:<text:line-break/><text:line-break/>"Humanity in Action seeks to ensure that its programs challenge the thoughts of everyone, including those who challenge society. (...) The power of the reformer is that he or she changes things; the danger of the reformer is self-righteousness. For every gram of diligence we devote to correcting the inequities of society and the world, we must devote twice as much energy correcting ourselves.” </text:p>
          <text:p text:style-name="P6">Please respond to this statement referencing your passions and career aspirations. <text:line-break/>Limit your response to 500 words. </text:p>
        </text:list-item>
      </text:list>
      <text:p text:style-name="P2"/>
      <text:p text:style-name="P3">Can one be both passionate and self-critical? </text:p>
      <text:p text:style-name="P3">I sometimes think back to those days in my early youth, when I was a passionate environmental activist. Then, I would know everything about carbon emissions and nuclear waste and how to best combat climate change. It was hard to stop me then. Entering university things changed. Not that any of the problems were solved- but I was suddenly not so sure any more. </text:p>
      <text:p text:style-name="P3">How come, all my activist friends including myself were white, middle class, vegetarians? Learning about the interdependencies of European Modernity, Slavery, Colonialism and Shoah I realized that me, <text:s/>my thoughts and actions were not outside this frame. I understood that the logic of enlightenment thought persisted in the understanding I was having of myself and the world. At this point, the self-critical time began. </text:p>
      <text:p text:style-name="P3">Does it make sense to protest coil mining ignoring, that thousands of mine workers are <text:s/>not joining the protest but supporting the mine factory? What does it mean, to fight for abortion rights while so many women still have to struggle for their right to give birth or found a family just because they are considered not normal by the health system? How come all kinds of community projects aim to teach, integrate, support „refugees“ or „migrants“ as if this was a definite group with evident needs? </text:p>
      <text:p text:style-name="P3"/>
      <text:p text:style-name="P3">A critical view on my own normativities made it difficult for me to be passionate about anything. It made it difficult to actually struggle for something as it seemed to mean at the same time, that something or someone else is excluded. I was wondering if it is not better to step back for a moment from this fancy arena of 'changing society for the better'. Being in the tradition of the above mentioned European Modernity with all its ambivalences I was critical of everyone and everything and most of all of myself. </text:p>
      <text:p text:style-name="P3">This, of course is a narrative. Its a narrative I wrote about my life and my struggle to find a place in this world. Its a narrative about a search for clarity and the desire to be on the good side. Living with ambivalences and ambiguities is a lot harder and it forces me to reconsider and interrogate taken for granted ideas I had again and again. </text:p>
      <text:p text:style-name="P3">My life and my struggles were more complicated than this narratives suggests. But still, it made me ask myself, whether it is possible to be both passionate and self critical. How can I be critical of myself and still continue to engage and to stand for what I think is important to do? Maybe the challenge is to be humble and courageous at the same time. Being aware that one knows very little and that one is very much intertwined with that one wants to combat requires humility. <text:s/>To still try though, requires courage, knowing that whatever we are fighting for, we always also loose. </text:p>
      <text:p text:style-name="P3"/>
      <text:p text:style-name="P1"/>
      <text:p text:style-name="P1"/>
      <text:list xml:id="list5840152116330688383" text:style-name="L2">
        <text:list-item>
          <text:p text:style-name="P8"><text:span text:style-name="T2">Considering Humanity in Action’s approach of peer-to-peer education, what personal experiences of your own do you seek to bring to the table during the Fellowship program? * </text:span><text:bookmark text:name="req_1275"/><text:span text:style-name="T2">* Limit 100 words</text:span></text:p>
        </text:list-item>
      </text:list>
      <text:p text:style-name="P1"/>
      <text:list xml:id="list31776593" text:continue-numbering="true" text:style-name="L2">
        <text:list-header>
          <text:p text:style-name="P10">The different European regions I have lived in have all, in different ways, challenged my previous assumptions. Studying in Malmö, Istanbul and Oldenburg I encountered various perspectives on on society and its problematics. However more than simply observing how <text:soft-page-break/>things are thought of by different people, the struggles fought in those places forced me to think about myself in a different way, too. It made me think of whiteness, of being a woman, of my sexualities and desires. It made me pose question on the past and its traces in the present. </text:p>
        </text:list-header>
      </text:list>
      <text:p text:style-name="P2"/>
      <text:p text:style-name="P1"/>
      <text:p text:style-name="P4"/>
      <text:list xml:id="list872279648730650780" text:style-name="L3">
        <text:list-item>
          <text:p text:style-name="P13"><text:bookmark text:name="fo949li159"/><text:span text:style-name="T1">Essay Choice A:</text:span><text:line-break/><text:line-break/><text:span text:style-name="T2">2016 has witnessed (far) right-wing political narratives gaining unprecedented popular support across Europe and the United States. The Brexit vote, the Austrian presidential elections, the rise of the AfD in regional elections, or the election of Donald Trump as the President of the United States are all united in an anti-establishment rhetoric that is largely consisting of anti-immigration and anti-Islam stances.<text:line-break/><text:line-break/>Focusing on the German context, please share your critical and concrete perspectives on what needs to be done in order to counter-act increasing societal support of racist and anti-minority politics. Limit your response to 500 words and please avoid academic jargon to write simply and directly. </text:span></text:p>
          <text:p text:style-name="P13">To answer this difficult question, I would like to highlight two points. Firstly, the <text:s/>popular support of„(far) right-wing political narratives“ in Europe is <text:span text:style-name="T2">not</text:span> unprecedented. It has been a crucial <text:s/>part of European history ever since the founding of the European nation states in the 19<text:span text:style-name="T3">th</text:span> century. In order to combat those narratives, it is important, I think, to learn more about how they have developed throughout the times and political systems in Germany. Secondly, narratives are never just single stories. They are always challenged by other, alternative stories. Instead of focussing on the dominant story told, I suggest to search for those narratives that are marginalized. Those marginalized narratives might enable us to access new perspectives on social life in the past and today. </text:p>
          <text:p text:style-name="P13">One myth, right-wing parties are not tired to preserve it that of the true native to the nation. In Germany the word native is not used in that case. So called natives are simply named “Germans” in Germany. Who are those “Germans”, one could ask. And even among the right-wing parties one would, most probably, get very different answers. Some would put the ethnic argument and refer to German roots, others would argue that there is a common christian-jewish tradition, again others would claim a German phenotypical essence. Unfortunately, the questions is rarely put and thus rarely opposed to. Therefore the imagination of a true native German can gain strength even though it is not filled with a definite meaning and even though it deploys ahistorical, racial arguments.</text:p>
          <text:p text:style-name="P13">Instead it gains its strength through inventing “the other”, that or who is not German. This “other” has changed throughout the times. Being the poor,the homeless, the sick, the black, the disabled, the Jew, the Sinti, the communist, the guest-worker, the foreigner, the Muslim, the refugee, the person with migration-background, the North-African, the economic refugee.</text:p>
          <text:p text:style-name="P13">In order to combat the myth of the true native German, it is important, I argue to talk about the founding of Germany and with it the invention of German idenitity. Arguing, that any kind of identity is based on the exclusion of an other identity. Who are “we”? Who do “we” want to be? Can “we” be something beyond idenity? </text:p>
          <text:p text:style-name="P13">As already mentioned, it is not enough to deconstruct the invention of “German-ness”. I suggest, that in order to challenge the dominant narratives of right-wing parties and their followers, it's important to raise awareness for the alternative stories. What about the stories of the people who fled to Germany due to unbearable conditions in their home region to face <text:soft-page-break/>violence and attacs in their “refuge” again? What about the stories of those, who grew up in Germany and still not given the right to stay? What about the stories of all those who face racist and sexist violence by civil society and/or the state? </text:p>
          <text:p text:style-name="P13">There will be as many different stories as people. They must be listened to and their voices must be amplified. </text:p>
        </text:list-item>
      </text:list>
      <text:p text:style-name="P12"/>
      <text:list xml:id="list31788419" text:continue-numbering="true" text:style-name="L3">
        <text:list-item>
          <text:p text:style-name="P7">Project Sketch: </text:p>
          <text:p text:style-name="P7">The city council of your hometown has decided to promote a local project with EUR 1,000,-. The project should be settled in the thematic area of human rights, minority rights, pluralism, diversity, or active citizenship. It should address a current issue, but may also be rooted in historical events. <text:line-break/><text:line-break/>Sketch a possible project idea that you could implement on a voluntary basis and that could be realized with the given budget. Limit your response to 300 words.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2T16:59:09.47</meta:creation-date>
    <dc:date>2017-01-29T11:59:16.16</dc:date>
    <meta:editing-duration>PT11H32M45S</meta:editing-duration>
    <meta:editing-cycles>16</meta:editing-cycles>
    <meta:generator>OpenOffice/4.1.2$Win32 OpenOffice.org_project/412m3$Build-9782</meta:generator>
    <meta:document-statistic meta:table-count="0" meta:image-count="0" meta:object-count="0" meta:page-count="3" meta:paragraph-count="20" meta:word-count="1400" meta:character-count="8342"/>
  </office:meta>
</office:document-meta>
</file>